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4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0.321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0.385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1.595cm"/>
    </style:style>
    <style:style style:name="co13" style:family="table-column">
      <style:table-column-properties fo:break-before="auto" style:column-width="1.617cm"/>
    </style:style>
    <style:style style:name="co14" style:family="table-column">
      <style:table-column-properties fo:break-before="auto" style:column-width="0.328cm"/>
    </style:style>
    <style:style style:name="co15" style:family="table-column">
      <style:table-column-properties fo:break-before="auto" style:column-width="0.452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815cm"/>
    </style:style>
    <style:style style:name="co18" style:family="table-column">
      <style:table-column-properties fo:break-before="auto" style:column-width="0.661cm"/>
    </style:style>
    <style:style style:name="co19" style:family="table-column">
      <style:table-column-properties fo:break-before="auto" style:column-width="0.903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71cm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71cm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5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8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fo:background-color="#dee6ef" fo:border-left="none" fo:padding="0.071cm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71cm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71cm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71cm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808080" fo:font-style="italic" style:font-style-asian="italic" style:font-style-complex="italic"/>
    </style:style>
    <style:style style:name="ce67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67" style:family="table-cell" style:parent-style-name="Default" style:data-style-name="N2">
      <style:table-cell-properties fo:padding="0.071cm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0" style:family="table-cell" style:parent-style-name="Default">
      <style:table-cell-properties fo:border="none" fo:padding="0.071cm"/>
    </style:style>
    <style:style style:name="ce171" style:family="table-cell" style:parent-style-name="Default">
      <style:table-cell-properties fo:border="none" fo:padding="0.071cm"/>
      <style:text-properties style:text-underline-style="none"/>
    </style:style>
    <style:style style:name="ce172" style:family="table-cell" style:parent-style-name="Default">
      <style:table-cell-properties fo:border="none" fo:padding="0.071cm"/>
      <style:text-properties fo:color="#808080"/>
    </style:style>
    <style:style style:name="ce173" style:family="table-cell" style:parent-style-name="Default">
      <style:table-cell-properties fo:border="none" fo:padding="0.071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71cm"/>
    </style:style>
    <style:style style:name="ce17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76" style:family="table-cell" style:parent-style-name="Default">
      <style:table-cell-properties fo:padding="0.071cm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71cm"/>
    </style:style>
    <style:style style:name="ce80" style:family="table-cell" style:parent-style-name="Default">
      <style:table-cell-properties fo:background-color="#e8f2a1" fo:padding="0.071cm"/>
    </style:style>
    <style:style style:name="ce76" style:family="table-cell" style:parent-style-name="Default">
      <style:table-cell-properties fo:background-color="#fff5ce" fo:padding="0.071cm"/>
    </style:style>
    <style:style style:name="ce179" style:family="table-cell" style:parent-style-name="Default">
      <style:table-cell-properties fo:background-color="#dddddd" fo:padding="0.071cm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71cm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color="#51248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ce163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9.034cm" svg:height="4.973cm" svg:x="40.475cm" svg:y="1.308cm" draw:caption-point-x="-14.228cm" draw:caption-point-y="-1.298cm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0]" office:value-type="float" office:value="4.08" calcext:value-type="float">
            <text:p>4.08</text:p>
          </table:table-cell>
          <table:table-cell table:style-name="ce124" table:formula="of:=[.E70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 ist (mt, mk(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2" calcext:value-type="float">
            <text:p>1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3" calcext:value-type="float">
            <text:p>4.12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3" calcext:value-type="float">
            <text:p>1.14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6" calcext:value-type="float">
            <text:p>4.1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Kommt nach Nazareth (Rückkehr?). Der Unglaube der Einwohner von Nazareth/Die Verkündigung in der Synagoge von Na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56" office:value-type="float" office:value="1.79" calcext:value-type="float">
            <text:p>1.790</text:p>
          </table:table-cell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 office:value-type="string" calcext:value-type="string">
            <text:p>Jesus beginnt zu predigen: Die Zeit ist erfüllt, und das Reich Gottes ist nahe gekommen. Tut Buße und glaubt an das Evangelium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5" calcext:value-type="float">
            <text:p>1.15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olksmenge drängte, das Wort Gottes zu höre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6" calcext:value-type="float">
            <text:p>4.17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6" calcext:value-type="float">
            <text:p>1.1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wei Schiffe am See, Fischer wuschen Netz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7" calcext:value-type="float">
            <text:p>4.177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7" calcext:value-type="float">
            <text:p>1.15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lehrt Volksmengen vom Schiff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8" calcext:value-type="float">
            <text:p>4.178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8" calcext:value-type="float">
            <text:p>1.15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4" calcext:value-type="float">
            <text:p>5.0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zu Simon: Fahre auf die Tiefe und fische – Simon macht einen grossen Fang, so dass das Netz reis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4.144" calcext:value-type="float">
            <text:p>4.144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See von Galiläa (von Genezareth): sieht zwei Brüder (Simun u. Andres) <text:s/>// Lk 5:1 das Volk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reas und ein weiterer Jünger folgen Jesus na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Default"/>
          <table:table-cell table:style-name="ce162" office:value-type="float" office:value="1.39" calcext:value-type="float">
            <text:p>1.39</text:p>
          </table:table-cell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Default"/>
          <table:table-cell table:style-name="ce162" office:value-type="float" office:value="1.22" calcext:value-type="float">
            <text:p>1.22</text:p>
          </table:table-cell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7.991" calcext:value-type="float">
            <text:p>7.9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7.992" calcext:value-type="float">
            <text:p>7.99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8" calcext:value-type="float">
            <text:p>8.04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1" calcext:value-type="float">
            <text:p>7.01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achdem alle Worte vor Ohren des Volkes vollendet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2" calcext:value-type="float">
            <text:p>7.012</text:p>
          </table:table-cell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office:value-type="string" calcext:value-type="string">
            <text:p><text:s/>Jesus geht nach Kapernaum, ein Hauptmann bittet ih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u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8" office:value-type="float" office:value="9.061" calcext:value-type="float">
            <text:p>9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" calcext:value-type="float">
            <text:p>2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38" office:value-type="float" office:value="5.241" calcext:value-type="float">
            <text:p>5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75" calcext:value-type="float">
            <text:p>5.0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er Sohn des Menschen hat Gewalt, auf der Erde Sünden zu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25" office:value-type="float" office:value="9.062" calcext:value-type="float">
            <text:p>9.062</text:p>
          </table:table-cell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25" office:value-type="float" office:value="5.242" calcext:value-type="float">
            <text:p>5.242</text:p>
          </table:table-cell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1" calcext:value-type="float">
            <text:p>9.181</text:p>
          </table:table-cell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6" office:value-type="float" office:value="9.182" calcext:value-type="float">
            <text:p>9.1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1" calcext:value-type="float">
            <text:p>8.42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 (mt: ist eben verschied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4" calcext:value-type="float">
            <text:p>5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38" office:value-type="float" office:value="8.422" calcext:value-type="float">
            <text:p>8.42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smengen drängen Jesu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r der Synagogenvorsteher sagt zum 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Rührt Sein Kleid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4" calcext:value-type="float">
            <text:p>5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/mk: Sei Gesund von deiner Plage</text:p>
          </table:table-cell>
          <table:table-cell table:style-name="ce174" table:number-columns-repeated="2"/>
        </table:table-row>
        <table:table-row table:style-name="ro1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6" calcext:value-type="float">
            <text:p>9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rücht ging in jenes L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, niemand soll es erfahr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3]" office:value-type="float" office:value="9.34" calcext:value-type="float">
            <text:p>9.34</text:p>
          </table:table-cell>
          <table:table-cell table:style-name="ce124" table:formula="of:=[.E193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3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7" calcext:value-type="float">
            <text:p>5.437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5" calcext:value-type="float">
            <text:p>8.5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/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 <text:s/>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09]" office:value-type="float" office:value="10.07" calcext:value-type="float">
            <text:p>10.07</text:p>
          </table:table-cell>
          <table:table-cell table:style-name="ce124" table:formula="of:=[.E209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21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30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31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32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6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Habt ihr nicht gelesen, was David t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6" calcext:value-type="float">
            <text:p>12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79" calcext:value-type="float">
            <text:p>2.2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9" calcext:value-type="float">
            <text:p>6.0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össeres als der Tempel <text:s/>ist hi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unreingen Geister sagen/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55" calcext:value-type="float">
            <text:p>12.1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9" calcext:value-type="float">
            <text:p>3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3"/>
          <table:table-cell office:value-type="string" calcext:value-type="string">
            <text:p>Jesus sagt den Jüngern, sie sollen ein Boot für ihn bereithalten, wegen der Volksmenge, die ihn bedräng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95" calcext:value-type="float">
            <text:p>3.0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 (Reprise von lk-9-42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56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61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9" calcext:value-type="float">
            <text:p>13.0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Ohren hat, hör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63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Als er allein war – Jünger: warum redest du in Gleichnissen / was mag dieses Gleichnis sei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2" calcext:value-type="float">
            <text:p>13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1" calcext:value-type="float">
            <text:p>8.1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hat, dem wird gegeb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9" calcext:value-type="float">
            <text:p>4.11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3" office:value-type="float" office:value="4.113" calcext:value-type="float">
            <text:p>4.113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Hört nun das Gleichnis vom Säman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5" calcext:value-type="float">
            <text:p>13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string" calcext:value-type="string">
            <text:p>4,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Fasst ihr dieses Gleichnis nicht … wie werdet ihr all die Gleichnisse verstehe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6" calcext:value-type="float">
            <text:p>13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6" calcext:value-type="float">
            <text:p>8.1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Der Sämann sät das Wort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9" calcext:value-type="float">
            <text:p>13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456" calcext:value-type="float">
            <text:p>4.1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So oft jemand das Wort vom Reich hört und nicht versteht…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eres Gleichnis: Mensch sät guten Samen auf seinen Ack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3" calcext:value-type="float">
            <text:p>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 …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s Reich Gottes ist, we wenn ein Mensch den Samen auf das Land wirf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6" calcext:value-type="float">
            <text:p>13.24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4" calcext:value-type="float">
            <text:p>8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7" calcext:value-type="float">
            <text:p>13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6" calcext:value-type="float">
            <text:p>4.2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6" calcext:value-type="float">
            <text:p>8.1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Knechte fragen: Woher aber das Unkraut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" calcext:value-type="float">
            <text:p>13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7" calcext:value-type="float">
            <text:p>4.2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7" calcext:value-type="float">
            <text:p>8.1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Lasst beides zusammen wachsen bis zur Ernte, dann Unkraut verbrennen und Weizen in die Scheune Sammel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86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 oder darstel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0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4" calcext:value-type="float">
            <text:p>13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1" calcext:value-type="float">
            <text:p>8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Ohne Gleichnis redete Jesus nicht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2" calcext:value-type="float">
            <text:p>8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office:value-type="string" calcext:value-type="string">
            <text:p>damit Prophet erfüllt wird: Ich werde meinen Mund auftun in Gleichnissen, ich werde aussprechen, was von Grundlegung der Welt an verborgen war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4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5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6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3" calcext:value-type="float">
            <text:p>13.5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3" calcext:value-type="float">
            <text:p>4.3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3" calcext:value-type="float">
            <text:p>8.1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eichnisse volended, Jesus ging we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4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4.16" calcext:value-type="float">
            <text:p>4.160</text:p>
          </table:table-cell>
          <table:table-cell table:style-name="ce133" office:value-type="float" office:value="4.163" calcext:value-type="float">
            <text:p>4.16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07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2" calcext:value-type="float">
            <text:p>9.0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1" calcext:value-type="float">
            <text:p>9.0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001" calcext:value-type="float">
            <text:p>14.001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6.139" calcext:value-type="float">
            <text:p>6.13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Jünger gehen aus und verkündigen das Evangelium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011" calcext:value-type="float">
            <text:p>14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41" calcext:value-type="float">
            <text:p>6.1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ar es Elias, war es einer der Propheten?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9.071" calcext:value-type="float">
            <text:p>9.071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72" calcext:value-type="float">
            <text:p>9.072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3" calcext:value-type="float">
            <text:p>9.1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14.13" calcext:value-type="float">
            <text:p>14.13</text:p>
          </table:table-cell>
          <table:table-cell table:style-name="ce28" office:value-type="float" office:value="14.134" calcext:value-type="float">
            <text:p>14.134</text:p>
          </table:table-cell>
          <table:table-cell table:style-name="ce26"/>
          <table:table-cell table:style-name="ce34" office:value-type="float" office:value="14.21" calcext:value-type="float">
            <text:p>14.21</text:p>
          </table:table-cell>
          <table:table-cell table:style-name="ce35"/>
          <table:table-cell table:style-name="ce38"/>
          <table:table-cell table:style-name="ce34" office:value-type="float" office:value="6.31" calcext:value-type="float">
            <text:p>6.31</text:p>
          </table:table-cell>
          <table:table-cell table:style-name="ce16"/>
          <table:table-cell table:style-name="ce34" office:value-type="float" office:value="6.44" calcext:value-type="float">
            <text:p>6.44</text:p>
          </table:table-cell>
          <table:table-cell table:style-name="ce35"/>
          <table:table-cell table:style-name="ce38"/>
          <table:table-cell table:style-name="ce5" office:value-type="float" office:value="9.12" calcext:value-type="float">
            <text:p>9.12</text:p>
          </table:table-cell>
          <table:table-cell table:style-name="ce67" office:value-type="float" office:value="9.122" calcext:value-type="float">
            <text:p>9.122</text:p>
          </table:table-cell>
          <table:table-cell table:style-name="ce34" office:value-type="float" office:value="9.17" calcext:value-type="float">
            <text:p>9.17</text:p>
          </table:table-cell>
          <table:table-cell table:style-name="ce35"/>
          <table:table-cell table:style-name="ce38"/>
          <table:table-cell table:style-name="ce5" office:value-type="float" office:value="6.05" calcext:value-type="float">
            <text:p>6.05</text:p>
          </table:table-cell>
          <table:table-cell table:style-name="ce34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d 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6" calcext:value-type="float">
            <text:p>1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6" calcext:value-type="float">
            <text:p>6.5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 und werden gehei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51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5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2" calcext:value-type="float">
            <text:p>16.1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82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83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75" calcext:value-type="float">
            <text:p>17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esus bedroht den unreinen Geist und heilt den Knaben und gibt ihn dem Vater zurück. (Wird dieses Thema in lk-11-24 wieder aufgenomm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20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7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31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54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64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65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76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6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94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04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08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6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612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44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1" calcext:value-type="float">
            <text:p>27.51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2" calcext:value-type="float">
            <text:p>27.512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1" calcext:value-type="float">
            <text:p>15.38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dbeben in Jerusale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" calcext:value-type="float">
            <text:p>15.38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5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/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/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/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mon: Gehe </text:p>
          </table:table-cell>
          <table:table-cell table:style-name="ce174"/>
          <table:table-cell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65">
          <table:table-cell table:number-columns-repeated="38"/>
        </table:table-row>
        <table:table-row table:style-name="ro5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807"/>
      </table:named-expressions>
      <table:database-ranges>
        <table:database-range table:name="SortierRange" table:target-range-address="Parallelstellen.C2:Parallelstellen.AM807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80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21:09:23.273199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5-03-12T23:45:52.905370582</dc:date>
    <meta:editing-duration>P7DT20H58M18S</meta:editing-duration>
    <meta:editing-cycles>839</meta:editing-cycles>
    <meta:generator>LibreOffice/7.0.4.2$Linux_X86_64 LibreOffice_project/00$Build-2</meta:generator>
    <meta:document-statistic meta:table-count="1" meta:cell-count="4988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